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endantNode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NodeImpl.getSelector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NodeImpl.DescendantNodeImpl( NamePathResolver resolver , Name selectorName ,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cendantNodeImpl.getQ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Node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NodeImpl.getSel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